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marker-end="Arrow" draw:marker-end-width="0.25cm" draw:fill="none" draw:textarea-horizontal-align="center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objectwithoutfill">
      <style:graphic-properties draw:marker-end="Arrow" draw:marker-end-width="0.254cm" draw:fill="none" draw:textarea-horizontal-align="center"/>
    </style:style>
    <style:style style:name="gr4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9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0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39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885cm"/>
    </style:style>
    <style:style style:name="gr13" style:family="graphic" style:parent-style-name="objectwithoutfill">
      <style:graphic-properties draw:fill="none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5" style:family="graphic" style:parent-style-name="standard">
      <style:graphic-properties draw:stroke="dash" draw:stroke-dash="Ultrafine_20_Dashed" svg:stroke-width="0.028cm" draw:marker-start-width="0.342cm" draw:marker-end-width="0.342cm" draw:fill="none" draw:fill-color="#ffffff" draw:textarea-horizontal-align="left" draw:textarea-vertical-align="top" fo:padding-top="0.039cm" fo:padding-bottom="0.039cm" fo:padding-left="0.065cm" fo:padding-right="0.065cm"/>
    </style:style>
    <style:style style:name="gr16" style:family="graphic" style:parent-style-name="objectwithoutfill">
      <style:graphic-properties svg:stroke-width="0.025cm" draw:marker-start-width="0.376cm" draw:marker-end-width="0.376cm" draw:fill="none" draw:textarea-horizontal-align="center" fo:padding-top="0.038cm" fo:padding-bottom="0.038cm" fo:padding-left="0.064cm" fo:padding-right="0.064cm"/>
    </style:style>
    <style:style style:name="gr17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18" style:family="graphic" style:parent-style-name="standard">
      <style:graphic-properties draw:stroke="none" fo:min-height="0.395cm" fo:min-width="1.143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fo:min-height="0.47cm" fo:min-width="1.119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3" style:family="graphic" style:parent-style-name="objectwithoutfill">
      <style:graphic-properties svg:stroke-width="0.025cm" draw:marker-start-width="0.375cm" draw:marker-end-width="0.375cm" draw:fill="none" draw:textarea-horizontal-align="center" fo:padding-top="0.037cm" fo:padding-bottom="0.037cm" fo:padding-left="0.063cm" fo:padding-right="0.063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7.699cm" svg:y1="7.927cm" svg:x2="13.5cm" svg:y2="7.928cm" draw:start-shape="id1" draw:start-glue-point="0" draw:end-shape="id2" draw:end-glue-point="0" svg:d="M7699 7927v-501h5801v502">
          <text:p/>
        </draw:connector>
        <draw:rect draw:style-name="gr2" xml:id="id12" draw:id="id12" draw:layer="layout" svg:width="0.609cm" svg:height="0.355cm" svg:x="13.793cm" svg:y="7.925cm">
          <text:p/>
        </draw:rect>
        <draw:rect draw:style-name="gr2" xml:id="id2" draw:id="id2" draw:layer="layout" svg:width="0.609cm" svg:height="0.355cm" svg:x="13.196cm" svg:y="7.928cm">
          <text:p/>
        </draw:rect>
        <draw:rect draw:style-name="gr2" xml:id="id1" draw:id="id1" draw:layer="layout" svg:width="0.609cm" svg:height="0.355cm" svg:x="7.395cm" svg:y="7.927cm">
          <text:p/>
        </draw:rect>
        <draw:rect draw:style-name="gr2" xml:id="id4" draw:id="id4" draw:layer="layout" svg:width="0.609cm" svg:height="0.355cm" svg:x="15.194cm" svg:y="7.926cm">
          <text:p/>
        </draw:rect>
        <draw:connector draw:style-name="gr1" draw:layer="layout" svg:x1="13.106cm" svg:y1="3.904cm" svg:x2="15.498cm" svg:y2="7.926cm" draw:start-shape="id3" draw:start-glue-point="1" draw:end-shape="id4" draw:end-glue-point="0" svg:d="M13106 3904h2392v4022">
          <text:p/>
        </draw:connector>
        <draw:rect draw:style-name="gr2" xml:id="id3" draw:id="id3" draw:layer="layout" svg:width="0.609cm" svg:height="0.355cm" svg:x="12.497cm" svg:y="3.727cm">
          <text:p/>
        </draw:rect>
        <draw:rect draw:style-name="gr2" xml:id="id6" draw:id="id6" draw:layer="layout" svg:width="0.609cm" svg:height="0.355cm" svg:x="8.098cm" svg:y="3.728cm">
          <text:p/>
        </draw:rect>
        <draw:rect draw:style-name="gr2" xml:id="id5" draw:id="id5" draw:layer="layout" svg:width="0.609cm" svg:height="0.355cm" svg:x="5.395cm" svg:y="7.927cm">
          <text:p/>
        </draw:rect>
        <draw:connector draw:style-name="gr1" draw:layer="layout" svg:x1="5.699cm" svg:y1="7.927cm" svg:x2="8.098cm" svg:y2="3.905cm" draw:start-shape="id5" draw:start-glue-point="0" draw:end-shape="id6" draw:end-glue-point="3" svg:d="M5699 7927v-4022h2399">
          <text:p/>
        </draw:connector>
        <draw:polyline draw:style-name="gr3" draw:layer="layout" svg:width="0.016cm" svg:height="2.786cm" svg:x="16.64cm" svg:y="9.884cm" svg:viewBox="0 0 17 2787" draw:points="0,0 17,2477 0,2787">
          <text:p/>
        </draw:polyline>
        <draw:polyline draw:style-name="gr3" draw:layer="layout" svg:width="0.004cm" svg:height="2.861cm" svg:x="5.257cm" svg:y="9.877cm" svg:viewBox="0 0 5 2862" draw:points="0,2862 0,259 5,0">
          <text:p/>
        </draw:polyline>
        <draw:rect draw:style-name="gr4" draw:text-style-name="P1" draw:layer="layout" svg:width="18cm" svg:height="11.988cm" svg:x="1.508cm" svg:y="1.257cm">
          <text:p/>
        </draw:rect>
        <draw:frame draw:style-name="gr5" draw:text-style-name="P2" draw:layer="layout" svg:width="1.8cm" svg:height="0.9cm" svg:x="1.75cm" svg:y="1.45cm">
          <draw:text-box>
            <text:p><text:span text:style-name="T1">TAF</text:span></text:p>
          </draw:text-box>
        </draw:frame>
        <draw:g>
          <draw:polyline draw:style-name="gr6" draw:layer="layout" svg:width="0.249cm" svg:height="0.499cm" svg:x="1.5cm" svg:y="12.1cm" svg:viewBox="0 0 250 500" draw:points="0,0 250,250 0,500">
            <text:p/>
          </draw:polyline>
          <draw:frame draw:style-name="gr7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8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9" draw:layer="layout" svg:x1="1.5cm" svg:y1="11.85cm" svg:x2="1.75cm" svg:y2="11.85cm">
            <text:p/>
          </draw:line>
        </draw:g>
        <draw:polyline draw:style-name="gr10" draw:layer="layout" svg:width="0.002cm" svg:height="2.861cm" svg:x="4.253cm" svg:y="9.876cm" svg:viewBox="0 0 3 2862" draw:points="3,2862 3,259 0,0">
          <text:p/>
        </draw:polyline>
        <draw:polyline draw:style-name="gr3" draw:layer="layout" svg:width="0.004cm" svg:height="2.861cm" svg:x="4.756cm" svg:y="9.876cm" svg:viewBox="0 0 5 2862" draw:points="0,2862 0,259 5,0">
          <text:p/>
        </draw:polyline>
        <draw:frame draw:style-name="gr11" draw:text-style-name="P3" draw:layer="layout" svg:width="1.641cm" svg:height="0.445cm" svg:x="4.562cm" svg:y="10.908cm">
          <draw:text-box>
            <text:p><text:span text:style-name="T2">siSssId</text:span></text:p>
          </draw:text-box>
        </draw:frame>
        <draw:frame draw:style-name="gr12" draw:text-style-name="P3" draw:layer="layout" svg:width="1.987cm" svg:height="0.445cm" svg:x="3.963cm" svg:y="10.508cm">
          <draw:text-box>
            <text:p><text:span text:style-name="T2">siData</text:span></text:p>
          </draw:text-box>
        </draw:frame>
        <draw:g>
          <draw:line draw:style-name="gr13" draw:layer="layout" svg:x1="4.587cm" svg:y1="12.365cm" svg:x2="5.044cm" svg:y2="12.136cm">
            <text:p/>
          </draw:line>
          <draw:frame draw:style-name="gr14" draw:text-style-name="P4" draw:layer="layout" svg:width="0.417cm" svg:height="0.369cm" svg:x="4.762cm" svg:y="11.743cm">
            <draw:text-box>
              <text:p><text:span text:style-name="T3">16</text:span></text:p>
            </draw:text-box>
          </draw:frame>
        </draw:g>
        <draw:g>
          <draw:line draw:style-name="gr13" draw:layer="layout" svg:x1="4.087cm" svg:y1="12.366cm" svg:x2="4.544cm" svg:y2="12.137cm">
            <text:p/>
          </draw:line>
          <draw:frame draw:style-name="gr14" draw:text-style-name="P4" draw:layer="layout" svg:width="0.417cm" svg:height="0.369cm" svg:x="4.262cm" svg:y="11.744cm">
            <draw:text-box>
              <text:p><text:span text:style-name="T3">64</text:span></text:p>
            </draw:text-box>
          </draw:frame>
        </draw:g>
        <draw:polyline draw:style-name="gr10" draw:layer="layout" svg:width="0.002cm" svg:height="2.812cm" svg:x="15.653cm" svg:y="9.882cm" svg:viewBox="0 0 3 2813" draw:points="3,0 3,2554 0,2813">
          <text:p/>
        </draw:polyline>
        <draw:polyline draw:style-name="gr3" draw:layer="layout" svg:width="0.016cm" svg:height="2.786cm" svg:x="16.139cm" svg:y="9.883cm" svg:viewBox="0 0 17 2787" draw:points="0,0 17,2477 0,2787">
          <text:p/>
        </draw:polyline>
        <draw:frame draw:style-name="gr11" draw:text-style-name="P3" draw:layer="layout" svg:width="1.641cm" svg:height="0.445cm" svg:x="15.862cm" svg:y="10.715cm">
          <draw:text-box>
            <text:p><text:span text:style-name="T2">soSessId</text:span></text:p>
          </draw:text-box>
        </draw:frame>
        <draw:frame draw:style-name="gr12" draw:text-style-name="P3" draw:layer="layout" svg:width="1.987cm" svg:height="0.445cm" svg:x="15.363cm" svg:y="10.215cm">
          <draw:text-box>
            <text:p><text:span text:style-name="T2">soData</text:span></text:p>
          </draw:text-box>
        </draw:frame>
        <draw:g>
          <draw:line draw:style-name="gr13" draw:layer="layout" svg:x1="15.987cm" svg:y1="12.172cm" svg:x2="16.444cm" svg:y2="11.943cm">
            <text:p/>
          </draw:line>
          <draw:frame draw:style-name="gr14" draw:text-style-name="P4" draw:layer="layout" svg:width="0.417cm" svg:height="0.369cm" svg:x="16.162cm" svg:y="11.55cm">
            <draw:text-box>
              <text:p><text:span text:style-name="T3">16</text:span></text:p>
            </draw:text-box>
          </draw:frame>
        </draw:g>
        <draw:g>
          <draw:line draw:style-name="gr13" draw:layer="layout" svg:x1="15.487cm" svg:y1="12.173cm" svg:x2="15.944cm" svg:y2="11.944cm">
            <text:p/>
          </draw:line>
          <draw:frame draw:style-name="gr14" draw:text-style-name="P4" draw:layer="layout" svg:width="0.417cm" svg:height="0.369cm" svg:x="15.662cm" svg:y="11.551cm">
            <draw:text-box>
              <text:p><text:span text:style-name="T3">64</text:span></text:p>
            </draw:text-box>
          </draw:frame>
        </draw:g>
        <draw:rect draw:style-name="gr15" draw:text-style-name="P6" draw:layer="layout" svg:width="4.039cm" svg:height="3.673cm" svg:x="8.628cm" svg:y="4.349cm">
          <text:p text:style-name="P5"><text:span text:style-name="T4">pEPt</text:span></text:p>
          <text:p text:style-name="P5"><text:span text:style-name="T5"><text:s text:c="4"/></text:span><text:span text:style-name="T5">pEchoPathTrhough</text:span><text:span text:style-name="T4"> </text:span></text:p>
        </draw:rect>
        <draw:polyline draw:style-name="gr16" xml:id="id8" draw:id="id8" draw:layer="layout" svg:width="0.837cm" svg:height="2.158cm" svg:x="2.79cm" svg:y="4.009cm" svg:viewBox="0 0 838 2159" draw:points="0,2159 0,0 838,0 838,2159">
          <text:p>S</text:p>
          <text:p>i</text:p>
          <text:p>n</text:p>
          <text:p>k</text:p>
        </draw:polyline>
        <draw:connector draw:style-name="gr1" draw:layer="layout" svg:x1="3.209cm" svg:y1="7.924cm" svg:x2="3.209cm" svg:y2="6.168cm" draw:start-shape="id7" draw:start-glue-point="0" draw:end-shape="id8" draw:end-glue-point="2" svg:d="M3209 7924v-1756">
          <text:p/>
        </draw:connector>
        <draw:rect draw:style-name="gr2" xml:id="id7" draw:id="id7" draw:layer="layout" svg:width="0.609cm" svg:height="0.355cm" svg:x="2.905cm" svg:y="7.924cm">
          <text:p/>
        </draw:rect>
        <draw:rect draw:style-name="gr2" xml:id="id9" draw:id="id9" draw:layer="layout" svg:width="0.609cm" svg:height="0.355cm" svg:x="6.193cm" svg:y="7.925cm">
          <text:p/>
        </draw:rect>
        <draw:rect draw:style-name="gr2" xml:id="id11" draw:id="id11" draw:layer="layout" svg:width="0.609cm" svg:height="0.355cm" svg:x="6.794cm" svg:y="7.926cm">
          <text:p/>
        </draw:rect>
        <draw:connector draw:style-name="gr17" draw:layer="layout" draw:line-skew="-1.485cm" svg:x1="6.497cm" svg:y1="7.925cm" svg:x2="14.698cm" svg:y2="7.926cm" draw:start-shape="id9" draw:start-glue-point="0" draw:end-shape="id10" draw:end-glue-point="0" svg:d="M6497 7925v-1986h8201v1987">
          <text:p/>
        </draw:connector>
        <draw:rect draw:style-name="gr2" xml:id="id10" draw:id="id10" draw:layer="layout" svg:width="0.609cm" svg:height="0.355cm" svg:x="14.394cm" svg:y="7.926cm">
          <text:p/>
        </draw:rect>
        <draw:connector draw:style-name="gr1" draw:layer="layout" draw:line-skew="-0.672cm" svg:x1="7.098cm" svg:y1="7.926cm" svg:x2="14.097cm" svg:y2="7.925cm" draw:start-shape="id11" draw:start-glue-point="0" draw:end-shape="id12" draw:end-glue-point="0" svg:d="M7098 7926v-1174h6999v1173">
          <text:p/>
        </draw:connector>
        <draw:rect draw:style-name="gr2" xml:id="id14" draw:id="id14" draw:layer="layout" svg:width="0.609cm" svg:height="0.355cm" svg:x="8.095cm" svg:y="2.325cm">
          <text:p/>
        </draw:rect>
        <draw:rect draw:style-name="gr2" xml:id="id16" draw:id="id16" draw:layer="layout" svg:width="0.609cm" svg:height="0.355cm" svg:x="8.095cm" svg:y="3.026cm">
          <text:p/>
        </draw:rect>
        <draw:rect draw:style-name="gr2" xml:id="id17" draw:id="id17" draw:layer="layout" svg:width="0.609cm" svg:height="0.355cm" svg:x="12.496cm" svg:y="2.325cm">
          <text:p/>
        </draw:rect>
        <draw:rect draw:style-name="gr2" xml:id="id19" draw:id="id19" draw:layer="layout" svg:width="0.609cm" svg:height="0.355cm" svg:x="12.496cm" svg:y="3.026cm">
          <text:p/>
        </draw:rect>
        <draw:rect draw:style-name="gr2" xml:id="id13" draw:id="id13" draw:layer="layout" svg:width="0.609cm" svg:height="0.355cm" svg:x="4.193cm" svg:y="7.925cm">
          <text:p/>
        </draw:rect>
        <draw:rect draw:style-name="gr2" xml:id="id15" draw:id="id15" draw:layer="layout" svg:width="0.609cm" svg:height="0.355cm" svg:x="4.794cm" svg:y="7.926cm">
          <text:p/>
        </draw:rect>
        <draw:rect draw:style-name="gr2" xml:id="id20" draw:id="id20" draw:layer="layout" svg:width="0.609cm" svg:height="0.355cm" svg:x="15.793cm" svg:y="7.925cm">
          <text:p/>
        </draw:rect>
        <draw:rect draw:style-name="gr2" xml:id="id18" draw:id="id18" draw:layer="layout" svg:width="0.609cm" svg:height="0.355cm" svg:x="16.394cm" svg:y="7.926cm">
          <text:p/>
        </draw:rect>
        <draw:connector draw:style-name="gr17" draw:layer="layout" svg:x1="4.497cm" svg:y1="7.925cm" svg:x2="8.095cm" svg:y2="2.502cm" draw:start-shape="id13" draw:start-glue-point="0" draw:end-shape="id14" draw:end-glue-point="3" svg:d="M4497 7925v-5423h3598">
          <text:p/>
        </draw:connector>
        <draw:connector draw:style-name="gr1" draw:layer="layout" svg:x1="5.098cm" svg:y1="7.926cm" svg:x2="8.095cm" svg:y2="3.203cm" draw:start-shape="id15" draw:start-glue-point="0" draw:end-shape="id16" draw:end-glue-point="3" svg:d="M5098 7926v-4723h2997">
          <text:p/>
        </draw:connector>
        <draw:connector draw:style-name="gr17" draw:layer="layout" svg:x1="13.105cm" svg:y1="2.502cm" svg:x2="16.698cm" svg:y2="7.926cm" draw:start-shape="id17" draw:start-glue-point="1" draw:end-shape="id18" draw:end-glue-point="0" svg:d="M13105 2502h3593v5424">
          <text:p/>
        </draw:connector>
        <draw:connector draw:style-name="gr1" draw:layer="layout" svg:x1="13.105cm" svg:y1="3.203cm" svg:x2="16.097cm" svg:y2="7.925cm" draw:start-shape="id19" draw:start-glue-point="1" draw:end-shape="id20" draw:end-glue-point="0" svg:d="M13105 3203h2992v4722">
          <text:p/>
        </draw:connector>
        <draw:frame draw:style-name="gr18" draw:text-style-name="P3" draw:layer="layout" svg:width="1.245cm" svg:height="0.445cm" svg:x="9.795cm" svg:y="5.367cm">
          <draw:text-box>
            <text:p><text:span text:style-name="T2">Data</text:span></text:p>
          </draw:text-box>
        </draw:frame>
        <draw:custom-shape draw:style-name="gr19" draw:text-style-name="P7" draw:layer="layout" svg:width="1.067cm" svg:height="0.291cm" svg:x="9.905cm" svg:y="5.792cm">
          <text:p text:style-name="P1"><text:span text:style-name="T6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9.796cm" svg:y="6.168cm">
          <draw:text-box>
            <text:p><text:span text:style-name="T2">SessId</text:span></text:p>
          </draw:text-box>
        </draw:frame>
        <draw:custom-shape draw:style-name="gr19" draw:text-style-name="P7" draw:layer="layout" svg:width="0.807cm" svg:height="0.291cm" svg:x="9.998cm" svg:y="6.593cm">
          <text:p text:style-name="P1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5.778cm" svg:y="1.94cm">
          <draw:text-box>
            <text:p><text:span text:style-name="T2">Data</text:span></text:p>
          </draw:text-box>
        </draw:frame>
        <draw:custom-shape draw:style-name="gr19" draw:text-style-name="P7" draw:layer="layout" svg:width="1.238cm" svg:height="0.291cm" svg:x="5.781cm" svg:y="2.365cm">
          <text:p text:style-name="P7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0" draw:text-style-name="P3" draw:layer="layout" svg:width="1.221cm" svg:height="0.52cm" svg:x="5.917cm" svg:y="2.566cm">
          <draw:text-box>
            <text:p><text:span text:style-name="T2">Sessid</text:span></text:p>
          </draw:text-box>
        </draw:frame>
        <draw:custom-shape draw:style-name="gr19" draw:text-style-name="P7" draw:layer="layout" svg:width="0.807cm" svg:height="0.291cm" svg:x="6.095cm" svg:y="3.066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13.992cm" svg:y="1.941cm">
          <draw:text-box>
            <text:p><text:span text:style-name="T2">Data</text:span></text:p>
          </draw:text-box>
        </draw:frame>
        <draw:frame draw:style-name="gr18" draw:text-style-name="P3" draw:layer="layout" svg:width="1.245cm" svg:height="0.445cm" svg:x="13.993cm" svg:y="2.642cm">
          <draw:text-box>
            <text:p><text:span text:style-name="T2">SessId</text:span></text:p>
          </draw:text-box>
        </draw:frame>
        <draw:custom-shape draw:style-name="gr19" draw:text-style-name="P7" draw:layer="layout" svg:width="0.807cm" svg:height="0.291cm" svg:x="14.195cm" svg:y="3.067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layer="layout" svg:width="0.609cm" svg:height="0.355cm" svg:x="11.895cm" svg:y="12.627cm">
          <text:p/>
        </draw:rect>
        <draw:rect draw:style-name="gr21" draw:text-style-name="P6" draw:layer="layout" svg:width="5.226cm" svg:height="2.141cm" svg:x="2.821cm" svg:y="7.819cm">
          <text:p text:style-name="P5"><text:span text:style-name="T4">pRXp</text:span></text:p>
          <text:p text:style-name="P5"><text:span text:style-name="T5"><text:s text:c="4"/></text:span><text:span text:style-name="T5">pRecvPath</text:span><text:span text:style-name="T4"> </text:span></text:p>
        </draw:rect>
        <draw:rect draw:style-name="gr21" draw:text-style-name="P6" draw:layer="layout" svg:width="5.15cm" svg:height="2.141cm" svg:x="8.021cm" svg:y="2.02cm">
          <text:p text:style-name="P5"><text:span text:style-name="T4">pESf</text:span></text:p>
          <text:p text:style-name="P5"><text:span text:style-name="T5"><text:s text:c="4"/></text:span><text:span text:style-name="T5">pEchoStoreForward</text:span><text:span text:style-name="T4"> </text:span></text:p>
        </draw:rect>
        <draw:rect draw:style-name="gr22" draw:text-style-name="P8" draw:layer="layout" svg:width="14.783cm" svg:height="0.559cm" svg:x="3.26cm" svg:y="12.612cm">
          <text:p><text:span text:style-name="T7">SHELL/TSIF</text:span></text:p>
        </draw:rect>
        <draw:polyline draw:style-name="gr23" xml:id="id21" draw:id="id21" draw:layer="layout" svg:width="0.837cm" svg:height="2.259cm" svg:x="17.415cm" svg:y="4.009cm" svg:viewBox="0 0 838 2260" draw:points="0,0 0,2260 838,2260 838,0">
          <text:p>G</text:p>
          <text:p>e</text:p>
          <text:p>n</text:p>
        </draw:polyline>
        <draw:rect draw:style-name="gr2" xml:id="id22" draw:id="id22" draw:layer="layout" svg:width="0.609cm" svg:height="0.355cm" svg:x="17.53cm" svg:y="7.925cm">
          <text:p/>
        </draw:rect>
        <draw:connector draw:style-name="gr1" draw:layer="layout" svg:x1="17.834cm" svg:y1="6.269cm" svg:x2="17.834cm" svg:y2="7.925cm" draw:start-shape="id21" draw:start-glue-point="2" draw:end-shape="id22" draw:end-glue-point="0" svg:d="M17834 6269v1656">
          <text:p/>
        </draw:connector>
        <draw:rect draw:style-name="gr21" draw:text-style-name="P6" draw:layer="layout" svg:width="5.15cm" svg:height="2.141cm" svg:x="13.121cm" svg:y="7.826cm">
          <text:p text:style-name="P5"><text:span text:style-name="T4">pTXp</text:span></text:p>
          <text:p text:style-name="P5"><text:span text:style-name="T5"><text:s text:c="4"/></text:span><text:span text:style-name="T5">pXmitPath</text:span><text:span text:style-name="T4"> </text:span></text:p>
        </draw:rect>
        <draw:frame draw:style-name="gr11" draw:text-style-name="P3" draw:layer="layout" svg:width="1.641cm" svg:height="0.445cm" svg:x="5.063cm" svg:y="11.309cm">
          <draw:text-box>
            <text:p><text:span text:style-name="T2">siDatLen</text:span></text:p>
          </draw:text-box>
        </draw:frame>
        <draw:g>
          <draw:line draw:style-name="gr13" draw:layer="layout" svg:x1="5.088cm" svg:y1="12.366cm" svg:x2="5.545cm" svg:y2="12.137cm">
            <text:p/>
          </draw:line>
          <draw:frame draw:style-name="gr14" draw:text-style-name="P4" draw:layer="layout" svg:width="0.417cm" svg:height="0.369cm" svg:x="5.263cm" svg:y="11.744cm">
            <draw:text-box>
              <text:p><text:span text:style-name="T3">16</text:span></text:p>
            </draw:text-box>
          </draw:frame>
        </draw:g>
        <draw:frame draw:style-name="gr11" draw:text-style-name="P3" draw:layer="layout" svg:width="1.641cm" svg:height="0.445cm" svg:x="16.363cm" svg:y="11.116cm">
          <draw:text-box>
            <text:p><text:span text:style-name="T2">soDatLen</text:span></text:p>
          </draw:text-box>
        </draw:frame>
        <draw:g>
          <draw:line draw:style-name="gr13" draw:layer="layout" svg:x1="16.488cm" svg:y1="12.173cm" svg:x2="16.945cm" svg:y2="11.944cm">
            <text:p/>
          </draw:line>
          <draw:frame draw:style-name="gr14" draw:text-style-name="P4" draw:layer="layout" svg:width="0.417cm" svg:height="0.369cm" svg:x="16.663cm" svg:y="11.551cm">
            <draw:text-box>
              <text:p><text:span text:style-name="T3">16</text:span></text:p>
            </draw:text-box>
          </draw:frame>
        </draw:g>
        <draw:custom-shape draw:style-name="gr19" draw:text-style-name="P7" draw:layer="layout" svg:width="1.238cm" svg:height="0.291cm" svg:x="14.082cm" svg:y="2.365cm">
          <text:p text:style-name="P7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0" draw:text-style-name="P3" draw:layer="layout" svg:width="1.234cm" svg:height="0.52cm" svg:x="5.912cm" svg:y="3.267cm">
          <draw:text-box>
            <text:p><text:span text:style-name="T2">DatLen</text:span></text:p>
          </draw:text-box>
        </draw:frame>
        <draw:custom-shape draw:style-name="gr19" draw:text-style-name="P7" draw:layer="layout" svg:width="0.807cm" svg:height="0.291cm" svg:x="6.096cm" svg:y="3.767cm">
          <text:p text:style-name="P7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13.994cm" svg:y="3.343cm">
          <draw:text-box>
            <text:p><text:span text:style-name="T2">DatLen</text:span></text:p>
          </draw:text-box>
        </draw:frame>
        <draw:custom-shape draw:style-name="gr19" draw:text-style-name="P7" draw:layer="layout" svg:width="0.807cm" svg:height="0.291cm" svg:x="14.196cm" svg:y="3.768cm">
          <text:p text:style-name="P7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9.797cm" svg:y="6.869cm">
          <draw:text-box>
            <text:p><text:span text:style-name="T2">DatLen</text:span></text:p>
          </draw:text-box>
        </draw:frame>
        <draw:custom-shape draw:style-name="gr19" draw:text-style-name="P7" draw:layer="layout" svg:width="0.807cm" svg:height="0.291cm" svg:x="9.999cm" svg:y="7.294cm">
          <text:p text:style-name="P7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32M52S</meta:editing-duration>
    <meta:editing-cycles>207</meta:editing-cycles>
    <meta:generator>OpenOffice/4.1.6$Unix OpenOffice.org_project/416m1$Build-9790</meta:generator>
    <dc:date>2020-11-13T11:35:44</dc:date>
    <dc:creator>Francois Abel</dc:creator>
    <meta:printed-by>Francois Abel</meta:printed-by>
    <meta:print-date>2018-01-29T17:34:31.89</meta:print-date>
    <meta:document-statistic meta:object-count="95"/>
  </office:meta>
</office:document-meta>
</file>